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13b45" officeooo:paragraph-rsid="0000e098"/>
    </style:style>
    <style:style style:name="P2" style:family="paragraph" style:parent-style-name="Text_20_body">
      <style:text-properties officeooo:paragraph-rsid="0000e098"/>
    </style:style>
    <style:style style:name="P3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529cm" loext:contextual-spacing="false" fo:orphans="2" fo:widows="0" fo:text-indent="0cm" style:auto-text-indent="false"/>
    </style:style>
    <style:style style:name="P5" style:family="paragraph" style:parent-style-name="Title">
      <style:text-properties officeooo:rsid="0000e098" officeooo:paragraph-rsid="0000e098"/>
    </style:style>
    <style:style style:name="P6" style:family="paragraph" style:parent-style-name="Title">
      <style:text-properties officeooo:rsid="000280c3" officeooo:paragraph-rsid="000280c3"/>
    </style:style>
    <style:style style:name="T1" style:family="text">
      <style:text-properties fo:font-variant="normal" fo:text-transform="none" fo:color="#777777" style:font-name="Lato" fo:font-size="12pt" fo:letter-spacing="normal" fo:font-style="normal" fo:font-weight="bold"/>
    </style:style>
    <style:style style:name="T2" style:family="text">
      <style:text-properties fo:font-variant="normal" fo:text-transform="none" fo:color="#777777" style:font-name="Lato" fo:font-size="12pt" fo:letter-spacing="normal" fo:font-style="normal" fo:font-weight="bold" officeooo:rsid="000280c3"/>
    </style:style>
    <style:style style:name="T3" style:family="text">
      <style:text-properties fo:font-variant="normal" fo:text-transform="none" fo:color="#777777" style:font-name="Lato" fo:font-size="12pt" fo:letter-spacing="normal" fo:font-style="normal" fo:font-weight="bold" officeooo:rsid="00013b45"/>
    </style:style>
    <style:style style:name="T4" style:family="text">
      <style:text-properties fo:font-variant="normal" fo:text-transform="none" fo:color="#777777" style:font-name="Lato" fo:font-size="12pt" fo:letter-spacing="normal" fo:font-style="normal" fo:font-weight="bold" officeooo:rsid="000280c3" style:font-weight-asian="bold" style:font-weight-complex="bold"/>
    </style:style>
    <style:style style:name="T5" style:family="text">
      <style:text-properties fo:font-variant="normal" fo:text-transform="none" fo:color="#777777" style:font-name="Lato" fo:font-size="12pt" fo:letter-spacing="normal" fo:font-style="normal" fo:font-weight="normal"/>
    </style:style>
    <style:style style:name="T6" style:family="text">
      <style:text-properties fo:font-variant="normal" fo:text-transform="none" fo:color="#777777" style:font-name="Lato" fo:font-size="12pt" fo:letter-spacing="normal" fo:font-style="normal" fo:font-weight="normal" officeooo:rsid="00013b45"/>
    </style:style>
    <style:style style:name="T7" style:family="text">
      <style:text-properties fo:font-variant="normal" fo:text-transform="none" fo:color="#777777" style:font-name="Lato" fo:font-size="12pt" fo:letter-spacing="normal" fo:font-style="normal" fo:font-weight="normal" officeooo:rsid="000280c3"/>
    </style:style>
    <style:style style:name="T8" style:family="text">
      <style:text-properties fo:font-variant="normal" fo:text-transform="none" fo:color="#777777" style:font-name="Lato" fo:font-size="12pt" fo:letter-spacing="normal" fo:font-style="normal" style:text-underline-style="solid" style:text-underline-type="double" style:text-underline-width="auto" style:text-underline-color="font-color" fo:font-weight="normal" officeooo:rsid="000280c3"/>
    </style:style>
    <style:style style:name="T9" style:family="text">
      <style:text-properties fo:font-variant="normal" fo:text-transform="none" fo:color="#777777" style:text-line-through-style="none" style:text-line-through-type="none" style:font-name="Lato" fo:font-size="12pt" fo:letter-spacing="normal" fo:font-style="normal" style:text-underline-style="none" fo:font-weight="normal" style:text-blinking="false"/>
    </style:style>
    <style:style style:name="T10" style:family="text">
      <style:text-properties style:text-underline-style="none"/>
    </style:style>
    <style:style style:name="T11" style:family="text">
      <style:text-properties officeooo:rsid="000280c3"/>
    </style:style>
    <style:style style:name="T12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tuation 1 :</text:p>
      <text:p text:style-name="P1"/>
      <text:p text:style-name="P2"><text:span text:style-name="Strong_20_Emphasis"><text:span text:style-name="T4">taha</text:span></text:span><text:span text:style-name="Strong_20_Emphasis"><text:span text:style-name="T3"> :</text:span></text:span><text:span text:style-name="T7">mohamed</text:span><text:span text:style-name="T6">, vous avez fini le compte rendu de la réunion de mardi ?</text:span></text:p>
      <text:p text:style-name="P3"><text:span text:style-name="T7">moi</text:span><text:span text:style-name="T5"> : Oui, il est prêt !</text:span></text:p>
      <text:p text:style-name="P3"><text:span text:style-name="Strong_20_Emphasis"><text:span text:style-name="T4">taha</text:span></text:span><text:span text:style-name="Strong_20_Emphasis"><text:span text:style-name="T1"> :</text:span></text:span><text:span text:style-name="T5"> J’aimerais le lire avant que vous l’envoyiez à tout le monde.</text:span></text:p>
      <text:p text:style-name="P3"><text:span text:style-name="T8">moi</text:span><text:span text:style-name="T5"> : Bien sûr. Par contre, il est un peu gros, je vous envoie le lien sur </text:span><text:span text:style-name="T7">votre mail</text:span><text:span text:style-name="T5">.</text:span></text:p>
      <text:p text:style-name="P4"><text:span text:style-name="Strong_20_Emphasis"><text:span text:style-name="T4">taha</text:span></text:span><text:span text:style-name="Strong_20_Emphasis"><text:span text:style-name="T1"> :</text:span></text:span><text:span text:style-name="T5"> Ah, </text:span><text:span text:style-name="T7">ok c’est magnifique.</text:span></text:p>
      <text:p text:style-name="P3"><text:span text:style-name="T7">moi</text:span><text:span text:style-name="T5"> : </text:span><text:span text:style-name="T7">ok !</text:span></text:p>
      <text:p text:style-name="P4"><text:span text:style-name="Strong_20_Emphasis"><text:span text:style-name="T4">taha</text:span></text:span><text:span text:style-name="Strong_20_Emphasis"><text:span text:style-name="T1"> :</text:span></text:span><text:span text:style-name="T5"> Si, j’ai suivi toutes les instructions, ça doit être sur mon </text:span><text:a xlink:type="simple" xlink:href="https://www.podcastfrancaisfacile.com/podcast/vocabulaire-informatique.html" office:target-frame-name="_self" xlink:show="replace" text:style-name="Internet_20_link" text:visited-style-name="Visited_20_Internet_20_Link"><text:span text:style-name="T9">ordinateur</text:span></text:a><text:span text:style-name="T5">, mais vous savez bien que je ne suis pas très douée pour tout ça.</text:span></text:p>
      <text:p text:style-name="P4"><text:span text:style-name="T7">moi</text:span><text:span text:style-name="T5"> : Je comprends, mais j’ai fait le compte rendu sur Powerpoint et </text:span><text:a xlink:type="simple" xlink:href="https://www.podcastfrancaisfacile.com/podcast/comme-parce-que.html" office:target-frame-name="_self" xlink:show="replace" text:style-name="Internet_20_link" text:visited-style-name="Visited_20_Internet_20_Link"><text:span text:style-name="T9">comme</text:span></text:a><text:span text:style-name="T5"> le fichier est un peu lourd, ça ne va pas passer autrement. Sinon, je peux vous le mettre sur une clé USB.</text:span></text:p>
      <text:p text:style-name="P3"><text:span text:style-name="Strong_20_Emphasis"><text:span text:style-name="T4">taha</text:span></text:span><text:span text:style-name="Strong_20_Emphasis"><text:span text:style-name="T1"> :</text:span></text:span><text:span text:style-name="T5"> Faisons simple. Vous allez me l’imprimer et le poser sur mon bureau.</text:span></text:p>
      <text:p text:style-name="P3"><text:span text:style-name="T7">moi</text:span><text:span text:style-name="T5"> : Comme vous voudrez.</text:span></text:p>
      <text:p text:style-name="P3"><text:span text:style-name="Strong_20_Emphasis"><text:span text:style-name="T4">taha</text:span></text:span><text:span text:style-name="Strong_20_Emphasis"><text:span text:style-name="T1"> :</text:span></text:span><text:span text:style-name="T5"> Merci, je dois y aller. Il sera prêt dans la matinée ?</text:span></text:p>
      <text:p text:style-name="P3"><text:span text:style-name="T7">moi</text:span><text:span text:style-name="T5"> : Oui, je m’en occupe tout de suite, je vous l’apporte avant dix heures.</text:span></text:p>
      <text:p text:style-name="P3"><text:span text:style-name="Strong_20_Emphasis"><text:span text:style-name="T4">taha</text:span></text:span><text:span text:style-name="Strong_20_Emphasis"><text:span text:style-name="T1"> :</text:span></text:span><text:span text:style-name="T5"> Je serai en réunion, vous le remettrez à madame Hugues.</text:span></text:p>
      <text:p text:style-name="P3"><text:span text:style-name="T7">moi</text:span><text:span text:style-name="T5"> : </text:span><text:span text:style-name="T7">ok</text:span><text:span text:style-name="T5">.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6"><text:soft-page-break/></text:p>
      <text:p text:style-name="P6"/>
      <text:p text:style-name="Text_20_body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21:34:26.593992180</meta:creation-date>
    <dc:date>2022-03-28T22:14:29.500785722</dc:date>
    <meta:editing-duration>PT1M10S</meta:editing-duration>
    <meta:editing-cycles>1</meta:editing-cycles>
    <meta:document-statistic meta:table-count="0" meta:image-count="0" meta:object-count="0" meta:page-count="2" meta:paragraph-count="16" meta:word-count="193" meta:character-count="936" meta:non-whitespace-character-count="757"/>
    <meta:generator>LibreOffice/6.4.7.2$Linux_X86_64 LibreOffice_project/40$Build-2</meta:generator>
  </office:meta>
</office:document-meta>
</file>